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4d0" officeooo:paragraph-rsid="0004a4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Thiago 1-C</text:p>
      <text:p text:style-name="P1"/>
      <text:p text:style-name="P1"><text:s text:c="3"/>O quadro a cima refere-se ao consumo mensal de energia elétrica de uma pessoa, com base em quatro eletrônicos: geladeira, lâmpada, televisor e chuveiro. A da geladeira é de 140 W e o tempo de uso diário é de 19 min (esse tempo é contado por abrir e fechar a geladeira), seu consumo mensal é de 1,33 KW/h e de R$ 1,89 o valor do KW/h é de 1,42. Potência da lâmpada é 9 W, tempo usado por dia 5 min, o consumo mensal de 0,02 KW/h e de R$ 0,03. Já o televisor tem a potência de 195 W, usado por 30 min, o consumo mensal é de 2,92 KW/h e o gasto de R$ 4,15. Por último, o chuveiro, com a potência de 7.500 W, tempo de uso diário 10 min, consumo mensal de 37,50 KW/h e em R$ 53,25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4T14:26:42.576000000</meta:creation-date>
    <dc:date>2023-06-14T15:10:02.967000000</dc:date>
    <meta:editing-duration>PT43M31S</meta:editing-duration>
    <meta:editing-cycles>1</meta:editing-cycles>
    <meta:document-statistic meta:table-count="0" meta:image-count="0" meta:object-count="0" meta:page-count="1" meta:paragraph-count="2" meta:word-count="145" meta:character-count="696" meta:non-whitespace-character-count="550"/>
    <meta:generator>LibreOffice/7.4.3.2$Windows_X86_64 LibreOffice_project/1048a8393ae2eeec98dff31b5c133c5f1d08b890</meta:generator>
  </office:meta>
</office:document-meta>
</file>